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24pt" style:font-size-complex="24pt"/>
    </style:style>
    <style:style style:name="P4" style:family="paragraph">
      <style:text-properties fo:font-size="24pt"/>
    </style:style>
    <style:style style:name="P5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size="18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18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1" style:family="text">
      <style:text-properties style:text-position="-33% 58%" style:font-name="Calibri2" fo:font-size="18pt" style:font-name-asian="Calibri3" style:font-size-asian="24pt" style:font-name-complex="Calibri3" style:font-size-complex="24pt"/>
    </style:style>
    <style:style style:name="T12" style:family="text">
      <style:text-properties style:font-name="Calibri2" fo:font-size="18pt" style:font-name-asian="Calibri3" style:font-size-asian="24pt" style:font-name-complex="Calibri3" style:font-size-complex="24pt"/>
    </style:style>
    <style:style style:name="T13" style:family="text">
      <style:text-properties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4" style:family="text">
      <style:text-properties style:text-position="-33% 58%"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5" style:family="text">
      <style:text-properties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6" style:family="text">
      <style:text-properties style:font-name="Calibri3" fo:font-size="18pt" fo:font-style="italic" fo:font-weight="bold" style:font-name-asian="Calibri3" style:font-size-asian="24pt" style:font-style-asian="italic" style:font-weight-asian="bold" style:font-name-complex="Calibri3" style:font-size-complex="24pt" style:font-style-complex="italic" style:font-weight-complex="bold"/>
    </style:style>
    <style:style style:name="T17" style:family="text">
      <style:text-properties style:font-name="Calibri3" fo:font-size="18pt" style:font-name-asian="Calibri3" style:font-size-asian="24pt" style:font-name-complex="Calibri3" style:font-size-complex="24pt"/>
    </style:style>
    <style:style style:name="T18" style:family="text">
      <style:text-properties style:font-name="Calibri3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19" style:family="text">
      <style:text-properties style:text-position="-33% 58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20" style:family="text">
      <style:text-properties style:text-position="-33% 58%"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1" style:family="text">
      <style:text-properties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2" style:family="text">
      <style:text-properties style:font-name="Calibri3" style:font-name-asian="Calibri3" style:font-name-complex="Calibri3"/>
    </style:style>
    <style:style style:name="T23" style:family="text">
      <style:text-properties style:font-name="Calibri2" style:font-name-asian="Calibri3" style:font-name-complex="Calibri3"/>
    </style:style>
    <style:style style:name="T24" style:family="text">
      <style:text-properties fo:font-size="24pt"/>
    </style:style>
    <style:style style:name="T25" style:family="text">
      <style:text-properties fo:font-size="24pt" fo:font-style="italic" style:font-style-asian="italic" style:font-style-complex="italic"/>
    </style:style>
    <style:style style:name="T26" style:family="text">
      <style:text-properties style:text-position="-33% 58%" fo:font-size="24pt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26pt" style:font-size-asian="36pt" style:font-size-complex="36pt"/>
    </style:style>
    <style:style style:name="T29" style:family="text">
      <style:text-properties style:text-position="-33% 58%" fo:font-style="normal" style:font-style-asian="normal" style:font-style-complex="normal"/>
    </style:style>
    <style:style style:name="T30" style:family="text">
      <style:text-properties fo:font-size="28pt" fo:font-style="italic" style:font-size-asian="40pt" style:font-style-asian="italic" style:font-size-complex="40pt" style:font-style-complex="italic"/>
    </style:style>
    <style:style style:name="T31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2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3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34" style:family="text">
      <style:text-properties style:text-position="-33% 58%" style:font-name="Calibri2" style:font-name-asian="Calibri3" style:font-name-complex="Calibri3"/>
    </style:style>
    <style:style style:name="T35" style:family="text">
      <style:text-properties style:text-position="0% 100%" style:font-name="Calibri2" style:font-name-asian="Calibri3" style:font-name-complex="Calibri3"/>
    </style:style>
    <style:style style:name="T36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7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9" style:family="text">
      <style:text-properties style:use-window-font-color="true" style:font-name="Calibri3" fo:font-style="italic" style:font-name-asian="Calibri3" style:font-style-asian="italic" style:font-name-complex="Calibri3" style:font-style-complex="italic"/>
    </style:style>
    <style:style style:name="T40" style:family="text">
      <style:text-properties style:use-window-font-color="true" style:font-name="Calibri3" fo:font-style="normal" style:font-name-asian="Calibri3" style:font-style-asian="normal" style:font-name-complex="Calibri3" style:font-style-complex="normal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43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44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S</text:span> vom Typ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6" draw:text-style-name="P3" draw:layer="layout" svg:width="25.199cm" svg:height="14.225cm" svg:x="1.4cm" svg:y="5.783cm" presentation:class="subtitle" presentation:user-transformed="true">
          <draw:text-box>
            <text:list text:style-name="L3">
              <text:list-item>
                <text:p><text:span text:style-name="T7">Man formuliere</text:span><text:span text:style-name="T7"><text:tab/></text:span><text:span text:style-name="T7"><text:tab/></text:span><text:span text:style-name="T7"><text:tab/></text:span><text:span text:style-name="T7"> <text:s text:c="3"/>, setze</text:span><text:span text:style-name="T7"><text:tab/></text:span><text:span text:style-name="T7"><text:tab/></text:span><text:span text:style-name="T7"><text:tab/></text:span><text:span text:style-name="T7"><text:tab/></text:span><text:span text:style-name="T7"> <text:s/>ein</text:span><text:span text:style-name="T7"><text:line-break/></text:span><text:span text:style-name="T7">und stelle die HJD auf</text:span></text:p>
              </text:list-item>
              <text:list-item>
                <text:p><text:span text:style-name="T7">Man löse die HJD fü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6"/>und identifiziere die Integrationskonstanten mit den </text:span><text:span text:style-name="T8">neuen</text:span><text:span text:style-name="T7"> Impulse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/></text:p>
              </text:list-item>
              <text:list-item>
                <text:p><text:span text:style-name="T7">Man setz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line-break/></text:span><text:span text:style-name="T7">Das sind </text:span><text:span text:style-name="T8">S</text:span><text:span text:style-name="T7"> Gleichungen, die nach den Koordinaten </text:span><text:span text:style-name="T8">q</text:span><text:span text:style-name="T7">1,...,</text:span><text:span text:style-name="T8">qS</text:span><text:span text:style-name="T7"> aufzulösen sind:</text:span><text:span text:style-name="T7"><text:line-break/></text:span><text:span text:style-name="T8">q</text:span><text:span text:style-name="T9">j</text:span><text:span text:style-name="T7"> = </text:span><text:span text:style-name="T8">q</text:span><text:span text:style-name="T9">j</text:span><text:span text:style-name="T7"> (</text:span><text:span text:style-name="T8">t</text:span><text:span text:style-name="T7">|</text:span><text:span text:style-name="T10">β</text:span><text:span text:style-name="T11">1</text:span><text:span text:style-name="T12">,...,</text:span><text:span text:style-name="T13">β</text:span><text:span text:style-name="T14">S</text:span><text:span text:style-name="T12">,</text:span><text:span text:style-name="T13">α</text:span><text:span text:style-name="T11">1</text:span><text:span text:style-name="T12">,...,</text:span><text:span text:style-name="T13">α</text:span><text:span text:style-name="T14">S</text:span><text:span text:style-name="T12">) = </text:span><text:span text:style-name="T15">q</text:span><text:span text:style-name="T14">j</text:span><text:span text:style-name="T12">(</text:span><text:span text:style-name="T15">t</text:span><text:span text:style-name="T12">|</text:span><text:span text:style-name="T16">β</text:span><text:span text:style-name="T17">,</text:span><text:span text:style-name="T16">α</text:span><text:span text:style-name="T17">) ,      </text:span><text:span text:style-name="T13"> j</text:span><text:span text:style-name="T17"> = 1,...,</text:span><text:span text:style-name="T13">S</text:span><text:span text:style-name="T18">.</text:span></text:p>
              </text:list-item>
              <text:list-item>
                <text:p><text:span text:style-name="T18">Man berechne die Impulse aus</text:span><text:span text:style-name="T18"><text:line-break/></text:span><text:span text:style-name="T18"><text:line-break/></text:span><text:span text:style-name="T18"><text:line-break/></text:span><text:span text:style-name="T18">und setze die Koordinaten ein:</text:span><text:span text:style-name="T18"><text:line-break/></text:span><text:span text:style-name="T13">p</text:span><text:span text:style-name="T19">j</text:span><text:span text:style-name="T18"> = </text:span><text:span text:style-name="T13">p</text:span><text:span text:style-name="T19">j</text:span><text:span text:style-name="T18"> (</text:span><text:span text:style-name="T13">t</text:span><text:span text:style-name="T18">|</text:span><text:span text:style-name="T10">β</text:span><text:span text:style-name="T20">1</text:span><text:span text:style-name="T21">,...,</text:span><text:span text:style-name="T13">β</text:span><text:span text:style-name="T14">S</text:span><text:span text:style-name="T21">,</text:span><text:span text:style-name="T13">α</text:span><text:span text:style-name="T20">1</text:span><text:span text:style-name="T21">,...,</text:span><text:span text:style-name="T13">α</text:span><text:span text:style-name="T14">S</text:span><text:span text:style-name="T21">) = </text:span><text:span text:style-name="T15">p</text:span><text:span text:style-name="T14">j</text:span><text:span text:style-name="T21">(</text:span><text:span text:style-name="T15">t</text:span><text:span text:style-name="T21">|</text:span><text:span text:style-name="T16">β</text:span><text:span text:style-name="T18">,</text:span><text:span text:style-name="T16">α</text:span><text:span text:style-name="T18">) ,      </text:span><text:span text:style-name="T13"> j</text:span><text:span text:style-name="T18"> = 1,...,</text:span><text:span text:style-name="T13">S</text:span></text:p>
              </text:list-item>
              <text:list-item>
                <text:p><text:span text:style-name="T18">Die Anfangsbedingungen</text:span><text:span text:style-name="T18"><text:line-break/></text:span><text:span text:style-name="T18"><text:line-break/></text:span><text:span text:style-name="T18">liefern </text:span><text:span text:style-name="T16">α</text:span><text:span text:style-name="T18"> und </text:span><text:span text:style-name="T16">β</text:span><text:span text:style-name="T18">: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><text:span text:style-name="T18">Die so bestimmten </text:span><text:span text:style-name="T16">α</text:span><text:span text:style-name="T18"> und </text:span><text:span text:style-name="T16">β</text:span><text:span text:style-name="T18"> werden eingesetzt, womit das mechanische Problem gelöst ist</text:span></text:p>
              </text:list-item>
            </text:list>
          </draw:text-box>
        </draw:frame>
        <draw:frame draw:style-name="gr3" draw:layer="layout" svg:width="3.923cm" svg:height="0.779cm" svg:x="11.077cm" svg:y="5.776cm">
          <text:p/>
          <draw:object xlink:href="../H.odf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4.172cm" svg:height="0.881cm" svg:x="16.681cm" svg:y="5.805cm">
          <text:p/>
          <draw:object xlink:href="../pj.odf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8.127cm" svg:height="0.88cm" svg:x="10.412cm" svg:y="7.34cm">
          <text:p/>
          <draw:object xlink:href="../F2=S.odf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6.38cm" svg:height="0.881cm" svg:x="17.073cm" svg:y="8.132cm">
          <text:p/>
          <draw:object xlink:href="../bar%20pj%20=%20alpha%20j.odf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14.067cm" svg:height="1.623cm" svg:x="6.781cm" svg:y="9.31cm">
          <text:p/>
          <draw:object xlink:href="../bar%20qj%20=%20beta%20j.odf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12.672cm" svg:height="1.754cm" svg:x="8.218cm" svg:y="13.629cm">
          <text:p/>
          <draw:object xlink:href="../pj%20=%20pj%20(qt%20alpha).odf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3.731cm" svg:height="0.958cm" svg:x="4.888cm" svg:y="17.589cm">
          <text:p/>
          <draw:object xlink:href="../Anfangsbedingungen.odf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5.238cm" svg:height="1.053cm" svg:x="11.135cm" svg:y="18.323cm">
          <text:p/>
          <draw:object xlink:href="../alpha.odf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5.255cm" svg:height="1.053cm" svg:x="16.678cm" svg:y="18.372cm">
          <text:p/>
          <draw:object xlink:href="../beta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772cm" svg:height="2.521cm" svg:x="8.113cm" svg:y="9.239cm">
          <text:p/>
          <draw:object xlink:href="../HJD%20des%20linearen%20harmonischen%20Oszillator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für ist bei der HJD <text:span text:style-name="T2">F</text:span><text:span text:style-name="T4">2</text:span> die Erzeugende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ür eine spezielle kanonische Transformation, die für <text:s text:c="4"/><text:span text:style-name="T22">≡</text:span><text:span text:style-name="T23"> 0 sorgt, oder gleichbedeutend damit für</text:span></text:p>
          </draw:text-box>
        </draw:frame>
        <draw:frame draw:style-name="gr1" draw:text-style-name="P2" draw:layer="layout" svg:width="0.804cm" svg:height="1.033cm" svg:x="20.197cm" svg:y="9.983cm">
          <text:p/>
          <draw:object xlink:href="../barH.odf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2.529cm" svg:height="1.418cm" svg:x="7.735cm" svg:y="11.99cm">
          <text:p/>
          <draw:object xlink:href="../Ergebnis%20der%20kanonischen%20Transformation%20bei%20der%20HJD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Separationsansatz führt dazu, dass die HJD in einen nur von <text:span text:style-name="T2">q</text:span> abhängigen Anteil und einen nur von <text:span text:style-name="T2">t</text:span> abhängigen Anteil zerlegt werden kann.</text:p>
          </draw:text-box>
        </draw:frame>
        <draw:frame draw:style-name="gr1" draw:text-style-name="P2" draw:layer="layout" svg:width="11.585cm" svg:height="4.671cm" svg:x="8.207cm" svg:y="12.964cm">
          <text:p/>
          <draw:object xlink:href="../Separationsansatz%20der%20HJD%20beim%20linearen%20harmonischen%20Oszillator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Lösung der HJD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><text:span text:style-name="T24">Eine Erzeugende vom Typ </text:span><text:span text:style-name="T25">F</text:span><text:span text:style-name="T26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Zweckmäßiger-, ab nicht notwendigerweise vom Typ <text:span text:style-name="T2">F</text:span><text:span text:style-name="T4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27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die <text:span text:style-name="T2">alte</text:span><text:span text:style-name="T6"> Hamilton-Funktion die Zeit nicht explizit enthält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14.494cm" svg:height="2.192cm" svg:x="6.752cm" svg:y="10.803cm">
          <text:p/>
          <draw:object xlink:href="../Separationsansatz%20bei%20H=0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tab/><text:tab/>kann als eigenständige Erzeugende einer kanonischen Transformation (<text:span text:style-name="T2">im engeren Sinne</text:span><text:span text:style-name="T6">) aufgefasst werden.</text:span></text:p>
          </draw:text-box>
        </draw:frame>
        <draw:frame draw:style-name="gr1" draw:text-style-name="P2" draw:layer="layout" svg:width="2.91cm" svg:height="1.033cm" svg:x="3.144cm" svg:y="9.983cm">
          <text:p/>
          <draw:object xlink:href="../Hamilton'sche%20charakteristische%20Funktion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9.216cm" svg:height="1.033cm" svg:x="9.391cm" svg:y="8.583cm">
          <text:p/>
          <draw:object xlink:href="../Separationsansatz%20mit%20der%20Hamilton'schen%20charakteristischen%20Funktio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<text:span text:style-name="T6"> ist vom Typ </text:span><text:span text:style-name="T2">F</text:span><text:span text:style-name="T29">2</text:span><text:span text:style-name="T6"> und erzeugt die Transformation</text:span></text:p>
          </draw:text-box>
        </draw:frame>
        <draw:frame draw:style-name="gr1" draw:text-style-name="P2" draw:layer="layout" svg:width="11.867cm" svg:height="6.711cm" svg:x="8.066cm" svg:y="11.744cm">
          <text:p/>
          <draw:object xlink:href="../Hamilton'sche%20charakteristische%20Funktion%20als%20Erzeugende%20vom%20Typ%20F2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6.414cm" presentation:class="subtitle" presentation:user-transformed="true">
          <draw:text-box>
            <text:p>Mit dem Ansatz</text:p>
            <text:p/>
            <text:p/>
            <text:p>führt die gesuchte Transformation wegen</text:p>
            <text:p/>
            <text:p/>
            <text:p>auf die Hamilton-Funktion <text:s text:c="4"/>eines Systems von freien Massenpunkten. Die in H vorhandene Wechselwirkung wird also wegtransformiert und die Lösungen des Problems haben dann die bekannte Gestalt der kräftefreien Bewegung von Massenpunkten:</text:p>
          </draw:text-box>
        </draw:frame>
        <draw:frame draw:style-name="gr1" draw:text-style-name="P2" draw:layer="layout" svg:width="5.547cm" svg:height="2.484cm" svg:x="11.226cm" svg:y="8.157cm">
          <text:p/>
          <draw:object xlink:href="../Ansatz%20Transformation%20freie%20Massenpunkte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6.161cm" svg:height="2.484cm" svg:x="10.919cm" svg:y="11.157cm">
          <text:p/>
          <draw:object xlink:href="../Transformation%20freie%20Massenpunkte.odf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2" draw:layer="layout" svg:width="6.22cm" svg:height="1.954cm" svg:x="10.889cm" svg:y="17.822cm">
          <text:p/>
          <draw:object xlink:href="../freie%20Massenpunkte.odf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2" draw:layer="layout" svg:width="0.804cm" svg:height="1.033cm" svg:x="10.897cm" svg:y="13.583cm">
          <text:p/>
          <draw:object xlink:href="../barH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 text:style-name="P1"><text:span text:style-name="T1">Wie ist die durch die Funktion </text:span><text:span text:style-name="T30">S</text:span><text:span text:style-name="T1"> erzeugte kanonische Transformation mit der Hamilton'schen charakteristischen Funktion gegeben?</text:span></text:p>
          </draw:text-box>
        </draw:frame>
        <draw:frame presentation:style-name="pr4" draw:text-style-name="P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316cm" svg:height="2.327cm" svg:x="8.341cm" svg:y="9.336cm">
          <text:p/>
          <draw:object xlink:href="../Durch%20Hamilton'sche%20charakteristische%20Funktion%20erzeugte%20Transformation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 entspricht der Wirkung <text:span text:style-name="T2">A</text:span>, die zur Formulierung des <text:span text:style-name="T2">Prinzips der kleinsten Wirkung</text:span> verwendet wurd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sich die HJD <text:span text:style-name="T2">separieren</text:span> läss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<text:span text:style-name="T2">H</text:span> nicht explizit von der Zeit abhängt, also ein Integral der Bewegung darstellt,</text:p>
            <text:p/>
            <text:p>sowie in dem <text:span text:style-name="T2">Spezialfall</text:span> daß <text:span text:style-name="T3">nur eine</text:span> Koordinate <text:span text:style-name="T2">q</text:span><text:span text:style-name="T4">1</text:span> <text:span text:style-name="T3">nicht-zyklisch</text:span> ist</text:p>
            <text:p>(zyklische Koordinaten lassen sich generell immer abseparieren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sich die Variablen <text:span text:style-name="T2">q</text:span><text:span text:style-name="T5">j</text:span> abseparieren lassen</text:p>
            <text:p/>
            <text:p/>
            <text:p>und so die HJD in <text:span text:style-name="T2">S</text:span> <text:span text:style-name="T3">gewöhnliche</text:span> DGL der Form</text:p>
            <text:p/>
            <text:p/>
            <text:p/>
            <text:p>zerlegt werden kann</text:p>
          </draw:text-box>
        </draw:frame>
        <draw:frame draw:style-name="gr1" draw:text-style-name="P2" draw:layer="layout" svg:width="9.762cm" svg:height="2.392cm" svg:x="9.118cm" svg:y="7.703cm">
          <text:p/>
          <draw:object xlink:href="../Abseparation.odf" xlink:type="simple" xlink:show="embed" xlink:actuate="onLoad"/>
          <draw:image xlink:href="./ObjectReplacements/Object 38" xlink:type="simple" xlink:show="embed" xlink:actuate="onLoad"/>
        </draw:frame>
        <draw:frame draw:style-name="gr1" draw:text-style-name="P2" draw:layer="layout" svg:width="9.48cm" svg:height="2.709cm" svg:x="9.259cm" svg:y="11.345cm">
          <text:p/>
          <draw:object xlink:href="../HJD%20in%20gewöhnlichen%20DGL%20durch%20Separationsansatz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s ist die <text:span text:style-name="T3">identische Transformation</text:span>:</text:p>
            <text:p/>
            <text:p/>
          </draw:text-box>
        </draw:frame>
        <draw:frame draw:style-name="gr1" draw:text-style-name="P2" draw:layer="layout" svg:width="6.792cm" svg:height="1.774cm" svg:x="10.603cm" svg:y="11.112cm">
          <text:p/>
          <draw:object xlink:href="../HCF%20bei%20zyklischen%20Koordinaten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ie Phasenbahn ist eine geschlossene Kurve:</text:p>
            <text:p/>
            <text:p><text:span text:style-name="T2">q</text:span>(<text:span text:style-name="T2">t</text:span> + <text:span text:style-name="T31">τ</text:span><text:span text:style-name="T23">) <text:s/>= <text:s/></text:span><text:span text:style-name="T32">q</text:span><text:span text:style-name="T23">(</text:span><text:span text:style-name="T32">t</text:span><text:span text:style-name="T23">)</text:span></text:p>
            <text:p><text:span text:style-name="T32">p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p</text:span><text:span text:style-name="T23">(</text:span><text:span text:style-name="T32">t</text:span><text:span text:style-name="T23">)</text:span></text:p>
            <text:p><text:span text:style-name="T23"/></text:p>
            <text:p><text:span text:style-name="T32">q</text:span><text:span text:style-name="T23"> und </text:span><text:span text:style-name="T32">p</text:span><text:span text:style-name="T23"> sind periodisch mit gleicher Frequen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Rotation?</text:p>
          </draw:text-box>
        </draw:frame>
        <draw:frame presentation:style-name="pr4" draw:layer="layout" svg:width="25.199cm" svg:height="12.18cm" svg:x="1.4cm" svg:y="6.414cm" presentation:class="subtitle" presentation:user-transformed="true">
          <draw:text-box>
            <text:p><text:span text:style-name="T23"><text:s/></text:span><text:span text:style-name="T32">p</text:span><text:span text:style-name="T23"> ist periodisch</text:span>:</text:p>
            <text:p/>
            <text:p><text:span text:style-name="T32">p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p</text:span><text:span text:style-name="T23">(</text:span><text:span text:style-name="T32">t</text:span><text:span text:style-name="T23">)</text:span></text:p>
            <text:p><text:span text:style-name="T23"/></text:p>
            <text:p><text:span text:style-name="T32">q</text:span><text:span text:style-name="T23"> dagegen nicht, sondern ändert sich in der Periode </text:span><text:span text:style-name="T31">τ</text:span><text:span text:style-name="T33"> </text:span><text:span text:style-name="T23">um einen konstanten Wert </text:span><text:span text:style-name="T32">q</text:span><text:span text:style-name="T34">0</text:span><text:span text:style-name="T23">:</text:span></text:p>
            <text:p><text:span text:style-name="T23"/></text:p>
            <text:p><text:span text:style-name="T32">q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q</text:span><text:span text:style-name="T23">(</text:span><text:span text:style-name="T32">t</text:span><text:span text:style-name="T23">) + </text:span><text:span text:style-name="T32">q</text:span><text:span text:style-name="T34">0</text:span></text:p>
            <text:p><text:span text:style-name="T35"/></text:p>
            <text:p><text:span text:style-name="T35">Die Phasenbahn ist nun offen, wobei </text:span><text:span text:style-name="T36">p</text:span><text:span text:style-name="T35"> jedoch eine periodische Funktion von </text:span><text:span text:style-name="T36">q</text:span><text:span text:style-name="T35"> 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/>
            <text:p>Für <text:span text:style-name="T2">E</text:span> &gt; <text:span text:style-name="T2">m</text:span> <text:span text:style-name="T2">g</text:span> <text:span text:style-name="T2">l</text:span> sind alle Winkel <text:span text:style-name="T31">φ</text:span><text:span text:style-name="T33"> möglich: das Pendel überschlägt sich, es liegt eine Rotation vor.</text:span></text:p>
            <text:p><text:span text:style-name="T33"/></text:p>
            <text:p><text:span text:style-name="T33">−</text:span><text:span text:style-name="T31">m</text:span><text:span text:style-name="T33"> </text:span><text:span text:style-name="T31">g</text:span><text:span text:style-name="T33"> </text:span><text:span text:style-name="T31">l</text:span><text:span text:style-name="T33"> &lt; </text:span><text:span text:style-name="T31">E</text:span><text:span text:style-name="T33"> &lt; </text:span><text:span text:style-name="T31">m</text:span><text:span text:style-name="T33"> </text:span><text:span text:style-name="T31">g</text:span><text:span text:style-name="T33"> </text:span><text:span text:style-name="T31">l</text:span><text:span text:style-name="T33">: Nur ein begrenzter Winkelbereich [−</text:span><text:span text:style-name="T31">φ</text:span><text:span text:style-name="T37">0</text:span><text:span text:style-name="T38"> </text:span><text:span text:style-name="T33">, </text:span><text:span text:style-name="T31">φ</text:span><text:span text:style-name="T37">0</text:span><text:span text:style-name="T33">] mit cos </text:span><text:span text:style-name="T31">φ</text:span><text:span text:style-name="T37">0</text:span><text:span text:style-name="T38"> </text:span><text:span text:style-name="T33">= −(</text:span><text:span text:style-name="T31">E</text:span><text:span text:style-name="T33"> / </text:span><text:span text:style-name="T31">m</text:span><text:span text:style-name="T33"> </text:span><text:span text:style-name="T31">g</text:span><text:span text:style-name="T33"> </text:span><text:span text:style-name="T31">l</text:span><text:span text:style-name="T33">) ist möglich. Es handelt sich um eine Libration.</text:span></text:p>
            <text:p><text:span text:style-name="T39">ϕ</text:span><text:span text:style-name="T40">ϕ</text:span><text:span text:style-name="T39">φ</text:span><text:span text:style-name="T40">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alls die Projektion der Phasenbahn auf <text:span text:style-name="T3">jede</text:span> (<text:span text:style-name="T2">q</text:span><text:span text:style-name="T5">j</text:span>, <text:span text:style-name="T2">p</text:span><text:span text:style-name="T5">j</text:span>)-Ebene periodisch im Sinne des eindimensionalen Falles ist.</text:p>
            <text:p/>
            <text:p>Nicht alle (<text:span text:style-name="T2">q</text:span><text:span text:style-name="T5">j</text:span>, <text:span text:style-name="T2">p</text:span><text:span text:style-name="T5">j</text:span>)-Sätze müssen periodisch mit derselben Frequenz sein. Stehen die Frequenzen der projizierten Bahnen nicht in einem <text:span text:style-name="T41">rationalen Verhältnis</text:span> zueinander, ergibt sich eine offene Phasenraumbahn. Die Bewegung ist dann <text:span text:style-name="T3">bedingt periodisch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6.114cm" presentation:class="subtitle" presentation:user-transformed="true">
          <draw:text-box>
            <text:p>Da in diesem Fall gilt</text:p>
            <text:p/>
            <text:p/>
            <text:p/>
            <text:p/>
            <text:p/>
            <text:p/>
            <text:p>sind die projizierten Bahnen unabhängig voneinander.</text:p>
            <text:p>Falls <text:span text:style-name="T2">p</text:span><text:span text:style-name="T5">j</text:span>(<text:span text:style-name="T2">q</text:span><text:span text:style-name="T5">j</text:span>) für alle <text:span text:style-name="T2">j</text:span> = 1,...,<text:span text:style-name="T2">S</text:span><text:span text:style-name="T6"> eine geschlossene Kurve oder eine periodische Funktion (im Sinne der eindim. Fälle Libration oder Rotation) ist, dann ist die Systembewegung insgesamt periodisch</text:span></text:p>
          </draw:text-box>
        </draw:frame>
        <draw:frame draw:style-name="gr1" draw:text-style-name="P2" draw:layer="layout" svg:width="10.37cm" svg:height="5.836cm" svg:x="8.814cm" svg:y="7.481cm">
          <text:p/>
          <draw:object xlink:href="../Periodizität%20bei%20separierten%20Bahnen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rkungsvariable definiert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ie Wirkungsvariablen <text:span text:style-name="T2">J</text:span><text:span text:style-name="T5">j</text:span> sind spezielle Funktionen der <text:span text:style-name="T31">α</text:span><text:span text:style-name="T42">j</text:span><text:span text:style-name="T23">:</text:span></text:p>
            <text:p><text:span text:style-name="T23"/></text:p>
            <text:p><text:span text:style-name="T23"/></text:p>
            <text:p><text:span text:style-name="T23">Integriert wird über eine volle Periode der Libration bzw. Rotation. </text:span><text:span text:style-name="T32">J</text:span><text:span text:style-name="T42">j</text:span><text:span text:style-name="T23"> stellt den </text:span><text:span text:style-name="T43">Zuwachs</text:span><text:span text:style-name="T23"> der Erzeugenden </text:span><text:span text:style-name="T32">W</text:span><text:span text:style-name="T23"> dar, den diese pro </text:span><text:span text:style-name="T32">q</text:span><text:span text:style-name="T42">j</text:span><text:span text:style-name="T23">-Umlauf erfährt:</text:span></text:p>
          </draw:text-box>
        </draw:frame>
        <draw:frame draw:style-name="gr1" draw:text-style-name="P2" draw:layer="layout" svg:width="11.174cm" svg:height="1.287cm" svg:x="8.412cm" svg:y="9.656cm">
          <text:p/>
          <draw:object xlink:href="../Wirkungsvariablen%20Jj.odf" xlink:type="simple" xlink:show="embed" xlink:actuate="onLoad"/>
          <draw:image xlink:href="./ObjectReplacements/Object 42" xlink:type="simple" xlink:show="embed" xlink:actuate="onLoad"/>
        </draw:frame>
        <draw:frame draw:style-name="gr1" draw:text-style-name="P2" draw:layer="layout" svg:width="11.283cm" svg:height="2.462cm" svg:x="8.358cm" svg:y="14.068cm">
          <text:p/>
          <draw:object xlink:href="../Zuwachs%20der%20Erzeugenden%20W%20bei%20periodischen%20Systemen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variable definier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3">Die Winkelvariablen sind die zu </text:span><text:span text:style-name="T32">J</text:span><text:span text:style-name="T42">j</text:span><text:span text:style-name="T23"> konjugierte Variablen</text:span></text:p>
            <text:p><text:span text:style-name="T23"/></text:p>
            <text:p><text:span text:style-name="T23"/></text:p>
            <text:p><text:span text:style-name="T23">und lassen sich aus </text:span><text:span text:style-name="T32">W</text:span><text:span text:style-name="T23"> wie folgt ableiten:</text:span></text:p>
          </draw:text-box>
        </draw:frame>
        <draw:frame draw:style-name="gr1" draw:text-style-name="P2" draw:layer="layout" svg:width="13.504cm" svg:height="1.168cm" svg:x="7.247cm" svg:y="10.415cm">
          <text:p/>
          <draw:object xlink:href="../Winkelvariablen.odf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2" draw:layer="layout" svg:width="10.154cm" svg:height="2.327cm" svg:x="8.922cm" svg:y="13.436cm">
          <text:p/>
          <draw:object xlink:href="../Ableitung%20der%20Winkelvariablen%20aus%20W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/>Die Methode derWirkungs- und Winkelvariablen gestattet eine Bestimmung der Frequenzen periodischer Bewegungen, ohne die vollständige Lösung für die Systembewegung präparieren zu müssen.</text:p>
            <text:p/>
            <text:p>Man kann die Frequenzen <text:span text:style-name="T2">ν</text:span> direkt berechnen, ohne auf die eigentlichen Koordinaten zurücktransformieren zu mü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ändert sich um genau 1:</text:p>
            <text:p/>
            <text:p><text:span text:style-name="T22">Δ</text:span><text:span text:style-name="T44">j</text:span><text:span text:style-name="T31">ω</text:span><text:span text:style-name="T44">i</text:span><text:span text:style-name="T22"> = δ</text:span><text:span text:style-name="T44">i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2" draw:layer="layout" svg:width="5.463cm" svg:height="1.954cm" svg:x="11.268cm" svg:y="9.522cm">
          <text:p/>
          <draw:object xlink:href="../Hamiltonfunktion%20des%20linearen%20harmonischen%20Oszillators%20in%20Wirkungsvariablen.odf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41">q</text:span><text:span text:style-name="T45">i</text:span>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5">ϕ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29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27">u</text:span>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27">u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5T19:00:09.065000000</dc:date>
    <meta:document-statistic meta:object-count="323"/>
  </office:meta>
</office:document-meta>
</file>